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66cm" svg:height="4.552cm" draw:transform="skewX (0.000872664625997165) rotate (-1.55247036964896) translate (7.277856693454cm 2.0534639066459cm)" svg:viewBox="0 0 1167 4553" svg:d="M1166 4458c-78-342-272-1114-337-1883-66-768-30-2016-15-2223 7-108-810-511-814-283-2 227 15 1642 104 2464 88 822 182 1368 279 1917 21 173 807 95 783 8z">
          <text:p/>
        </draw:path>
        <draw:path draw:style-name="gr1" draw:text-style-name="P1" draw:layer="layout" svg:width="0.902cm" svg:height="0.661cm" draw:transform="rotate (-2.15687788961459) translate (7.55479114539899cm 2.211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40479114539899cm 2.64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5.847cm" svg:height="0.815cm" draw:transform="skewX (-0.0010471975511966) rotate (-1.55351756720015) translate (5.29915628046901cm 2.7180963312197cm)" svg:viewBox="0 0 5848 816" svg:d="M362 706c425-55 2113-65 2731-59 619 6 2330 181 2604 168 259-37 177-668-187-710-365-43-1543-76-2462-80-918-5-2451-15-2960-25-142-2-151 762 274 706z">
          <text:p/>
        </draw:path>
        <draw:path draw:style-name="gr1" draw:text-style-name="P1" draw:layer="layout" svg:width="0.903cm" svg:height="0.661cm" draw:transform="skewX (0.0012217304763961) rotate (-2.15687788961459) translate (5.416306809894cm 8.1876888905430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5.42979114539899cm 2.82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11cm" svg:height="2.907cm" draw:transform="rotate (-1.55247036964896) translate (6.4809217001261cm 4.438595254394cm)" svg:viewBox="0 0 1111 2908" svg:d="M1110 2745c-58-185-194-510-257-1020-53-421-56-1113-41-1307s-855-694-810-220c44 474 48 871 129 1483 81 611 123 707 193 1046 71 337 827 118 786 18z">
          <text:p/>
        </draw:path>
        <draw:path draw:style-name="gr1" draw:text-style-name="P1" draw:layer="layout" svg:width="0.902cm" svg:height="0.661cm" draw:transform="rotate (-2.15687788961459) translate (6.68845781206571cm 4.598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08) rotate (-2.1556561591382) translate (4.33545731859429cm 4.938462499827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44:41.548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